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c34343" fo:padding="0.0382in" fo:border="0.5pt solid #000000">
        <style:background-image/>
      </style:table-cell-properties>
    </style:style>
    <style:style style:name="Table1.A2" style:family="table-cell">
      <style:table-cell-properties fo:background-color="#c34343" fo:padding="0.0382in" fo:border-left="0.5pt solid #000000" fo:border-right="none" fo:border-top="none" fo:border-bottom="0.5pt solid #000000">
        <style:background-image/>
      </style:table-cell-properties>
    </style:style>
    <style:style style:name="Table1.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1.A3" style:family="table-cell">
      <style:table-cell-properties fo:background-color="#fcd3c1" fo:padding="0.0382in" fo:border-left="0.5pt solid #000000" fo:border-right="none" fo:border-top="none" fo:border-bottom="0.5pt solid #000000">
        <style:background-image/>
      </style:table-cell-properties>
    </style:style>
    <style:style style:name="Table1.C3"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officeooo:rsid="000dadbc" officeooo:paragraph-rsid="000dadbc"/>
    </style:style>
    <style:style style:name="P2" style:family="paragraph" style:parent-style-name="Subtitle">
      <style:text-properties officeooo:rsid="000dadbc" officeooo:paragraph-rsid="000dadbc"/>
    </style:style>
    <style:style style:name="P3" style:family="paragraph" style:parent-style-name="Subtitle">
      <style:paragraph-properties fo:text-align="start" style:justify-single-word="false"/>
      <style:text-properties fo:color="#ff0000" loext:opacity="100%" fo:font-weight="bold" officeooo:rsid="000ea615" officeooo:paragraph-rsid="000ea615" fo:background-color="#ffff00" style:font-weight-asian="bold" style:font-weight-complex="bold"/>
    </style:style>
    <style:style style:name="P4" style:family="paragraph" style:parent-style-name="Text_20_body">
      <style:paragraph-properties fo:text-align="start" style:justify-single-word="false"/>
      <style:text-properties fo:color="#000000" loext:opacity="100%" fo:font-weight="normal" officeooo:rsid="000ea615" officeooo:paragraph-rsid="000ea615" style:font-weight-asian="normal" style:font-weight-complex="normal"/>
    </style:style>
    <style:style style:name="P5" style:family="paragraph" style:parent-style-name="Text_20_body">
      <style:paragraph-properties fo:text-align="center" style:justify-single-word="false"/>
      <style:text-properties fo:color="#000000" loext:opacity="100%" fo:font-weight="normal" officeooo:rsid="0011c036" officeooo:paragraph-rsid="0011c036" style:font-weight-asian="normal" style:font-weight-complex="normal"/>
    </style:style>
    <style:style style:name="P6" style:family="paragraph" style:parent-style-name="Text_20_body">
      <style:paragraph-properties fo:text-align="start" style:justify-single-word="false"/>
      <style:text-properties fo:color="#000000" loext:opacity="100%" fo:font-weight="normal" officeooo:rsid="0011c036" officeooo:paragraph-rsid="000ea615" style:font-weight-asian="normal" style:font-weight-complex="normal"/>
    </style:style>
    <style:style style:name="P7" style:family="paragraph" style:parent-style-name="Text_20_body">
      <style:paragraph-properties fo:text-align="start" style:justify-single-word="false"/>
      <style:text-properties fo:font-weight="normal" officeooo:rsid="000dadbc" officeooo:paragraph-rsid="000dadbc" style:font-weight-asian="normal" style:font-weight-complex="normal"/>
    </style:style>
    <style:style style:name="P8" style:family="paragraph" style:parent-style-name="Table_20_Contents">
      <style:text-properties fo:font-weight="normal" style:font-weight-asian="normal" style:font-weight-complex="normal"/>
    </style:style>
    <style:style style:name="P9" style:family="paragraph" style:parent-style-name="Title">
      <style:text-properties fo:color="#c9211e" loext:opacity="100%" style:font-name="Liberation Mono" officeooo:rsid="0004b903" officeooo:paragraph-rsid="0004b903"/>
    </style:style>
    <style:style style:name="P10" style:family="paragraph" style:parent-style-name="Subtitle">
      <style:paragraph-properties fo:text-align="start" style:justify-single-word="false"/>
      <style:text-properties fo:font-weight="bold" officeooo:rsid="000dadbc" officeooo:paragraph-rsid="000dadbc" style:font-weight-asian="bold" style:font-weight-complex="bold"/>
    </style:style>
    <style:style style:name="P11" style:family="paragraph" style:parent-style-name="Table_20_Contents">
      <style:paragraph-properties fo:text-align="center" style:justify-single-word="false"/>
      <style:text-properties fo:color="#ffffff" loext:opacity="100%" fo:font-weight="bold" officeooo:rsid="00122883" officeooo:paragraph-rsid="00122883" style:font-weight-asian="bold" style:font-weight-complex="bold"/>
    </style:style>
    <style:style style:name="P12" style:family="paragraph" style:parent-style-name="Table_20_Contents">
      <style:text-properties officeooo:rsid="00122883" officeooo:paragraph-rsid="00122883"/>
    </style:style>
    <style:style style:name="P13" style:family="paragraph" style:parent-style-name="Text_20_body">
      <style:text-properties officeooo:rsid="00122883" officeooo:paragraph-rsid="00122883"/>
    </style:style>
    <style:style style:name="P14" style:family="paragraph" style:parent-style-name="Table_20_Contents">
      <style:paragraph-properties fo:text-align="center" style:justify-single-word="false"/>
      <style:text-properties fo:font-size="20pt" fo:font-weight="bold" officeooo:rsid="00122883" officeooo:paragraph-rsid="00122883" style:font-size-asian="20pt" style:font-weight-asian="bold" style:font-size-complex="20pt" style:font-weight-complex="bold"/>
    </style:style>
    <style:style style:name="P15" style:family="paragraph" style:parent-style-name="Table_20_Contents">
      <style:paragraph-properties fo:text-align="center" style:justify-single-word="false"/>
      <style:text-properties fo:font-size="20pt" fo:font-weight="bold" officeooo:rsid="001473e3" officeooo:paragraph-rsid="001473e3" style:font-size-asian="17.5pt" style:font-weight-asian="bold" style:font-size-complex="20pt" style:font-weight-complex="bold"/>
    </style:style>
    <style:style style:name="P16" style:family="paragraph" style:parent-style-name="Table_20_Contents">
      <style:text-properties officeooo:rsid="001473e3" officeooo:paragraph-rsid="001473e3"/>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1">
      <style:text-properties officeooo:rsid="001beb30" officeooo:paragraph-rsid="001beb30"/>
    </style:style>
    <style:style style:name="P20" style:family="paragraph" style:parent-style-name="Heading_20_1">
      <style:text-properties officeooo:rsid="001eb406" officeooo:paragraph-rsid="001eb406"/>
    </style:style>
    <style:style style:name="P21" style:family="paragraph" style:parent-style-name="Table_20_Contents">
      <style:text-properties officeooo:paragraph-rsid="001cb48e"/>
    </style:style>
    <style:style style:name="P22" style:family="paragraph" style:parent-style-name="Text_20_body">
      <style:text-properties officeooo:rsid="001eb406" officeooo:paragraph-rsid="001eb406"/>
    </style:style>
    <style:style style:name="P23" style:family="paragraph" style:parent-style-name="Text_20_body">
      <style:text-properties officeooo:rsid="0022c0b1" officeooo:paragraph-rsid="0022c0b1"/>
    </style:style>
    <style:style style:name="T1" style:family="text">
      <style:text-properties officeooo:rsid="00065e7c"/>
    </style:style>
    <style:style style:name="T2" style:family="text">
      <style:text-properties fo:font-weight="bold" style:font-weight-asian="bold" style:font-weight-complex="bold"/>
    </style:style>
    <style:style style:name="T3" style:family="text">
      <style:text-properties fo:font-weight="bold" officeooo:rsid="001cb48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b48e" style:font-weight-asian="normal" style:font-weight-complex="normal"/>
    </style:style>
    <style:style style:name="T6" style:family="text">
      <style:text-properties officeooo:rsid="001cb48e"/>
    </style:style>
    <style:style style:name="T7" style:family="text">
      <style:text-properties officeooo:rsid="0020030c"/>
    </style:style>
    <style:style style:name="T8" style:family="text">
      <style:text-properties officeooo:rsid="002076d4"/>
    </style:style>
    <style:style style:name="T9" style:family="text">
      <style:text-properties officeooo:rsid="00227471"/>
    </style:style>
    <style:style style:name="T10" style:family="text">
      <style:text-properties officeooo:rsid="0022f76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ntigneous <text:span text:style-name="T1">Instruction Manual</text:span></text:p>
      <text:p text:style-name="P2">Written by Lexzach</text:p>
      <text:p text:style-name="P10">What is this?</text:p>
      <text:p text:style-name="P7">Antigneous is an affordable, open-source fire alarm control panel (FACP). This is targeted towards hobbyists or areas that do not have the privilege of having an fire alarm system from a name-brand company. </text:p>
      <text:p text:style-name="P3">Disclaimer!</text:p>
      <text:p text:style-name="P4">Antigneous is <text:span text:style-name="T2">not</text:span>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829_2667225948" text:style-name="Index_20_Link" text:visited-style-name="Index_20_Link">Getting Started<text:tab/>3</text:a></text:p>
          <text:p text:style-name="P18"><text:a xlink:type="simple" xlink:href="#__RefHeading___Toc1831_2667225948" text:style-name="Index_20_Link" text:visited-style-name="Index_20_Link">Fail-safe Mode<text:tab/>4</text:a></text:p>
          <text:p text:style-name="P18"><text:a xlink:type="simple" xlink:href="#__RefHeading___Toc1933_3483368767" text:style-name="Index_20_Link" text:visited-style-name="Index_20_Link">Error Codes<text:tab/>4</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P19" text:outline-level="1"><text:bookmark-start text:name="__RefHeading___Toc1829_2667225948"/><text:soft-page-break/>Getting Started<text:bookmark-end text:name="__RefHeading___Toc1829_2667225948"/></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0" text:outline-level="1"><text:bookmark-start text:name="__RefHeading___Toc1831_2667225948"/><text:soft-page-break/>Fail-safe Mode<text:bookmark-end text:name="__RefHeading___Toc1831_2667225948"/></text:h>
      <text:p text:style-name="P22">Fail-safe mode is a specific mode included with the Antigneous panel. If your panel fails to boot, either from an error loading settings or something else. Fail-safe mode is intended to be a completely separate <text:s/>environment that is designed to boot up without fail. It does not require any interaction with the saved settings, and skips almost all of the boot-up code. </text:p>
      <text:p text:style-name="P22">When the panel is in fail-safe mode, features are extremely limited. The only thing that works is the horn relay, strobe relay, smoke detector relay, silence button, and reset button. <text:span text:style-name="T7">The reset button is the only thing that the user can interact with when the alarms are off, the reset button will restart the panel. </text:span><text:span text:style-name="T8">When the alarms are on, the silence button can also be used to perform an audible silence. </text:span><text:span text:style-name="T9">The coding on the alarms in fail-safe mode is continuous, and there is no verification or end-of-line resistor checks. </text:span></text:p>
      <text:p text:style-name="P23">Fail-safe mode is not ideal to be in, and as the name suggests, is simply a mode that the panel can be in that ensures there is always fire detection, even if the panel is entirely unable to boot normally. Fail-safe mode should absolutely not be considered normal operation, and the reason for the panel not booting normally should be found and fixed immediately. </text:p>
      <text:h text:style-name="Heading_20_1" text:outline-level="1"/>
      <text:h text:style-name="Heading_20_1" text:outline-level="1"/>
      <text:h text:style-name="Heading_20_1" text:outline-level="1"><text:bookmark-start text:name="__RefHeading___Toc1933_3483368767"/>Error Codes<text:bookmark-end text:name="__RefHeading___Toc1933_3483368767"/></text:h>
      <table:table table:name="Table1" table:style-name="Table1">
        <table:table-column table:style-name="Table1.A" table:number-columns-repeated="3"/>
        <table:table-row>
          <table:table-cell table:style-name="Table1.A1" table:number-columns-spanned="3" office:value-type="string">
            <text:p text:style-name="P11">Antigneous Error Codes</text:p>
          </table:table-cell>
          <table:covered-table-cell/>
          <table:covered-table-cell/>
        </table:table-row>
        <table:table-row>
          <table:table-cell table:style-name="Table1.A2" office:value-type="string">
            <text:p text:style-name="P11">Error Code</text:p>
          </table:table-cell>
          <table:table-cell table:style-name="Table1.A2" office:value-type="string">
            <text:p text:style-name="P11">Meaning</text:p>
          </table:table-cell>
          <table:table-cell table:style-name="Table1.C2" office:value-type="string">
            <text:p text:style-name="P11">Solutions</text:p>
          </table:table-cell>
        </table:table-row>
        <table:table-row>
          <table:table-cell table:style-name="Table1.A3" office:value-type="string">
            <text:p text:style-name="P14">1</text:p>
          </table:table-cell>
          <table:table-cell table:style-name="Table1.A3" office:value-type="string">
            <text:p text:style-name="P12">The panel’s settings have failed a validity check and must be reset to factory settings.</text:p>
          </table:table-cell>
          <table:table-cell table:style-name="Table1.C3" office:value-type="string">
            <text:p text:style-name="Table_20_Contents">Press <text:span text:style-name="T6">the </text:span><text:span text:style-name="T3">reset button </text:span><text:span text:style-name="T5">to boot into the fail-safe mode.</text:span></text:p>
            <text:p text:style-name="P8"/>
            <text:p text:style-name="Table_20_Contents"><text:span text:style-name="T4">Press the </text:span><text:span text:style-name="T2">drill button </text:span><text:span text:style-name="T4">to reset the panel to factory settings.</text:span></text:p>
          </table:table-cell>
        </table:table-row>
        <table:table-row>
          <table:table-cell table:style-name="Table1.A3" office:value-type="string">
            <text:p text:style-name="P15">2</text:p>
          </table:table-cell>
          <table:table-cell table:style-name="Table1.A3" office:value-type="string">
            <text:p text:style-name="P16">The panel’s firmware has been updated to a new version, and must be reset to factory settings <text:span text:style-name="T10">in order to add new settings into the panel EEPROM.</text:span></text:p>
          </table:table-cell>
          <table:table-cell table:style-name="Table1.C3" office:value-type="string">
            <text:p text:style-name="P21"><text:span text:style-name="T4">Press </text:span><text:span text:style-name="T5">the </text:span><text:span text:style-name="T3">reset button </text:span><text:span text:style-name="T5">to boot into the fail-safe mode.</text:span></text:p>
            <text:p text:style-name="P8"/>
            <text:p text:style-name="Table_20_Contents"><text:span text:style-name="T4">Press the </text:span><text:span text:style-name="T2">drill button </text:span><text:span text:style-name="T4">to reset the panel to factory settings.</text:span></text:p>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Mono" officeooo:rsid="000dadbc" officeooo:paragraph-rsid="000dadb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xzach <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9:39:08.024323002</meta:creation-date>
    <dc:date>2022-10-04T15:30:27.092013774</dc:date>
    <meta:editing-duration>PT3H22M56S</meta:editing-duration>
    <meta:editing-cycles>27</meta:editing-cycles>
    <meta:generator>LibreOffice/7.4.1.2$Linux_X86_64 LibreOffice_project/40$Build-2</meta:generator>
    <meta:document-statistic meta:table-count="1" meta:image-count="0" meta:object-count="0" meta:page-count="4" meta:paragraph-count="29" meta:word-count="432" meta:character-count="2510" meta:non-whitespace-character-count="2101"/>
  </office:meta>
</office:document-meta>
</file>